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d8c" officeooo:paragraph-rsid="00055d8c"/>
    </style:style>
    <style:style style:name="P2" style:family="paragraph" style:parent-style-name="Standard">
      <style:text-properties fo:font-weight="bold" officeooo:rsid="000625ea" officeooo:paragraph-rsid="000625ea" style:font-weight-asian="bold" style:font-weight-complex="bold"/>
    </style:style>
    <style:style style:name="P3" style:family="paragraph" style:parent-style-name="Standard">
      <style:text-properties fo:font-weight="bold" officeooo:rsid="00077980" officeooo:paragraph-rsid="00077980" style:font-weight-asian="bold" style:font-weight-complex="bold"/>
    </style:style>
    <style:style style:name="P4" style:family="paragraph" style:parent-style-name="Standard">
      <style:text-properties fo:font-weight="bold" officeooo:rsid="0007ffe5" officeooo:paragraph-rsid="0007ffe5" style:font-weight-asian="bold" style:font-weight-complex="bold"/>
    </style:style>
    <style:style style:name="P5" style:family="paragraph" style:parent-style-name="Standard">
      <style:text-properties fo:font-weight="normal" officeooo:rsid="00077980" officeooo:paragraph-rsid="00077980" style:font-weight-asian="normal" style:font-weight-complex="normal"/>
    </style:style>
    <style:style style:name="P6" style:family="paragraph" style:parent-style-name="Standard">
      <style:text-properties fo:font-weight="normal" officeooo:rsid="0007ffe5" officeooo:paragraph-rsid="0007ffe5" style:font-weight-asian="normal" style:font-weight-complex="normal"/>
    </style:style>
    <style:style style:name="P7" style:family="paragraph" style:parent-style-name="Standard">
      <style:text-properties fo:font-weight="normal" officeooo:rsid="000be8c1" officeooo:paragraph-rsid="000be8c1" style:font-weight-asian="normal" style:font-weight-complex="normal"/>
    </style:style>
    <style:style style:name="P8" style:family="paragraph" style:parent-style-name="Standard">
      <style:text-properties fo:font-weight="bold" officeooo:rsid="000be8c1" officeooo:paragraph-rsid="000be8c1" style:font-weight-asian="bold" style:font-weight-complex="bold"/>
    </style:style>
    <style:style style:name="T1" style:family="text">
      <style:text-properties officeooo:rsid="00055d8c"/>
    </style:style>
    <style:style style:name="T2" style:family="text">
      <style:text-properties officeooo:rsid="0009c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jemme</text:p>
      <text:p text:style-name="Standard">* <text:span text:style-name="T1">uteplass</text:span></text:p>
      <text:p text:style-name="Standard">* <text:span text:style-name="T1">inngang/dør</text:span></text:p>
      <text:p text:style-name="Standard">* <text:span text:style-name="T1">stue</text:span></text:p>
      <text:p text:style-name="Standard">* <text:span text:style-name="T1">gang ved mitt rom</text:span></text:p>
      <text:p text:style-name="Standard">* <text:span text:style-name="T1">rommet mitt</text:span></text:p>
      <text:p text:style-name="Standard">* <text:span text:style-name="T1">hemsen min</text:span></text:p>
      <text:p text:style-name="P1"/>
      <text:p text:style-name="P2">Oslo</text:p>
      <text:p text:style-name="P5">* t-bane</text:p>
      <text:p text:style-name="P5">* trapp</text:p>
      <text:p text:style-name="P5">* utenfor inngang</text:p>
      <text:p text:style-name="P5">* inngang</text:p>
      <text:p text:style-name="P5">* heis</text:p>
      <text:p text:style-name="P5">* gang <text:span text:style-name="T2">heis</text:span></text:p>
      <text:p text:style-name="P5">* <text:span text:style-name="T2">gang utenfor</text:span> leilighet</text:p>
      <text:p text:style-name="P5"/>
      <text:p text:style-name="P3">Maria</text:p>
      <text:p text:style-name="P5">* Utenfor hus</text:p>
      <text:p text:style-name="P5">* nede</text:p>
      <text:p text:style-name="P5">* trapp</text:p>
      <text:p text:style-name="P5">* oppe utenfor</text:p>
      <text:p text:style-name="P5">* gang</text:p>
      <text:p text:style-name="P5">* stue</text:p>
      <text:p text:style-name="P5">* soverom (Maria)</text:p>
      <text:p text:style-name="P5"/>
      <text:p text:style-name="P4">Forksningsparken</text:p>
      <text:p text:style-name="P6">* tbane (forksningsparken)</text:p>
      <text:p text:style-name="P6">* gå til bro</text:p>
      <text:p text:style-name="P6">* bro</text:p>
      <text:p text:style-name="P6">* 2. etasje</text:p>
      <text:p text:style-name="P6">* 3. etasje</text:p>
      <text:p text:style-name="P6">* Algol</text:p>
      <text:p text:style-name="P6">* utenfor heis</text:p>
      <text:p text:style-name="P6">* heis</text:p>
      <text:p text:style-name="P6">* ute av heis 5. etasje</text:p>
      <text:p text:style-name="P7">* gangen til lab</text:p>
      <text:p text:style-name="P7"/>
      <text:p text:style-name="P8">Bestemor/bestefar (Storløkka)</text:p>
      <text:p text:style-name="P7">* utenfor gårdsplassen</text:p>
      <text:p text:style-name="P7">* I gårdsplassen</text:p>
      <text:p text:style-name="P7">* nede</text:p>
      <text:p text:style-name="P7">* trapp</text:p>
      <text:p text:style-name="P7">* oppe</text:p>
      <text:p text:style-name="P7">* I gang oppe</text:p>
      <text:p text:style-name="P7">* kjøkken</text:p>
      <text:p text:style-name="P7">* rom bak kjøkken</text:p>
      <text:p text:style-name="P7">* stue</text:p>
      <text:p text:style-name="P7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3:03:41.699000000</meta:creation-date>
    <dc:date>2015-04-20T12:37:20.399000000</dc:date>
    <meta:editing-duration>PT3H56M30S</meta:editing-duration>
    <meta:editing-cycles>3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45" meta:word-count="114" meta:character-count="518" meta:non-whitespace-character-count="447"/>
  </office:meta>
</office:document-meta>
</file>